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style:style>
    <style:style style:name="P2" style:family="paragraph" style:parent-style-name="Standard">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484848" style:font-name="Ubuntu Mono" fo:font-size="14pt" fo:letter-spacing="normal" fo:font-style="normal" fo:font-weight="normal" fo:background-color="#ffffff"/>
    </style:style>
    <style:style style:name="P3" style:family="paragraph" style:parent-style-name="Text_20_body">
      <style:text-properties fo:font-variant="normal" fo:text-transform="none" fo:color="#484848" style:font-name="Nunito Sans" fo:font-size="14pt" fo:letter-spacing="normal" fo:font-style="normal" fo:font-weight="normal" fo:background-color="#ffffff"/>
    </style:style>
    <style:style style:name="P4"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5"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style:style>
    <style:style style:name="P6" style:family="paragraph" style:parent-style-name="Text_20_body">
      <style:paragraph-properties fo:margin-top="0in" fo:margin-bottom="0.0972in" loext:contextual-spacing="false" fo:line-height="160%" fo:text-align="start" style:justify-single-word="false" fo:orphans="2" fo:widows="2"/>
      <style:text-properties fo:font-variant="normal" fo:text-transform="none" fo:color="#484848" style:font-name="Ubuntu Mono" fo:font-size="14pt" fo:letter-spacing="normal" fo:font-style="normal" fo:font-weight="normal" fo:background-color="#ffffff"/>
    </style:style>
    <style:style style:name="P7" style:family="paragraph" style:parent-style-name="Text_20_body">
      <style:paragraph-properties fo:margin-left="0in" fo:margin-right="0in" fo:margin-top="0in" fo:margin-bottom="0.0972in" loext:contextual-spacing="false" fo:line-height="160%" fo:text-align="start" style:justify-single-word="false" fo:orphans="2" fo:widows="2" fo:text-indent="0in" style:auto-text-indent="false"/>
    </style:style>
    <style:style style:name="P8" style:family="paragraph" style:parent-style-name="Text_20_body">
      <style:paragraph-properties fo:margin-left="0in" fo:margin-right="0in" fo:margin-top="0in" fo:margin-bottom="0in" loext:contextual-spacing="false" fo:line-height="160%" fo:text-align="start" style:justify-single-word="false" fo:orphans="2" fo:widows="2" fo:text-indent="0in" style:auto-text-indent="false"/>
    </style:style>
    <style:style style:name="P9"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Ubuntu Mono"/>
    </style:style>
    <style:style style:name="P11" style:family="paragraph" style:parent-style-name="Text_20_body" style:list-style-name="L1">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2" style:family="paragraph" style:parent-style-name="Text_20_body" style:list-style-name="L2">
      <style:paragraph-properties fo:margin-left="0in" fo:margin-right="0in" fo:margin-top="0in" fo:margin-bottom="0in" loext:contextual-spacing="false" fo:line-height="160%" fo:text-align="start" style:justify-single-word="false" fo:orphans="2" fo:widows="2" fo:text-indent="0in" style:auto-text-indent="false" fo:padding="0in" fo:border="none"/>
    </style:style>
    <style:style style:name="P13" style:family="paragraph" style:parent-style-name="Text_20_body">
      <style:paragraph-properties fo:margin-top="0in" fo:margin-bottom="0in" loext:contextual-spacing="false" fo:line-height="160%" fo:text-align="start" style:justify-single-word="false" fo:orphans="2" fo:widows="2"/>
      <style:text-properties fo:font-variant="normal" fo:text-transform="none" fo:color="#484848" style:font-name="Nunito Sans" fo:font-size="14pt" fo:letter-spacing="normal" fo:font-style="normal" fo:font-weight="normal" fo:background-color="#ffffff"/>
    </style:style>
    <style:style style:name="P14" style:family="paragraph" style:parent-style-name="Text_20_body" style:list-style-name="L1">
      <style:paragraph-properties fo:margin-top="0in" fo:margin-bottom="0in" loext:contextual-spacing="false" fo:line-height="160%" fo:text-align="start" style:justify-single-word="false" fo:orphans="2" fo:widows="2" fo:padding="0in" fo:border="none"/>
    </style:style>
    <style:style style:name="P15" style:family="paragraph" style:parent-style-name="Text_20_body" style:list-style-name="L1">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6" style:family="paragraph" style:parent-style-name="Text_20_body" style:list-style-name="L2">
      <style:paragraph-properties fo:margin-top="0in" fo:margin-bottom="0in" loext:contextual-spacing="false" fo:line-height="160%" fo:text-align="start" style:justify-single-word="false" fo:orphans="2" fo:widows="2" fo:padding="0in" fo:border="none"/>
      <style:text-properties fo:font-variant="normal" fo:text-transform="none" fo:color="#484848" style:font-name="Nunito Sans" fo:font-size="14pt" fo:letter-spacing="normal" fo:font-style="normal" fo:font-weight="normal" fo:background-color="#ffffff"/>
    </style:style>
    <style:style style:name="P17" style:family="paragraph" style:parent-style-name="Preformatted_20_Text">
      <style:paragraph-properties fo:margin-left="0in" fo:margin-right="0in" fo:margin-top="0in" fo:margin-bottom="0in" loext:contextual-spacing="false" fo:text-align="start" style:justify-single-word="false" fo:orphans="2" fo:widows="2" fo:text-indent="0in" style:auto-text-indent="false"/>
    </style:style>
    <style:style style:name="P18" style:family="paragraph" style:parent-style-name="Preformatted_20_Text">
      <style:paragraph-properties fo:margin-top="0in" fo:margin-bottom="0in" loext:contextual-spacing="false" fo:text-align="start" style:justify-single-word="false" fo:orphans="2" fo:widows="2"/>
    </style:style>
    <style:style style:name="P19" style:family="paragraph" style:parent-style-name="Heading_20_1">
      <style:text-properties fo:font-variant="normal" fo:text-transform="none" fo:color="#292929" style:font-name="Regular Patch" fo:font-size="14pt" fo:letter-spacing="normal" fo:font-style="normal" fo:font-weight="bold" fo:background-color="#ffffff"/>
    </style:style>
    <style:style style:name="P20" style:family="paragraph" style:parent-style-name="Heading_20_1">
      <style:paragraph-properties fo:line-height="200%" fo:text-align="start" style:justify-single-word="false" fo:orphans="2" fo:widows="2"/>
      <style:text-properties fo:font-variant="normal" fo:text-transform="none" fo:color="#292929" style:font-name="Ubuntu Mono" fo:font-size="14pt" fo:letter-spacing="normal" fo:font-style="normal" fo:font-weight="bold" fo:background-color="#ffffff"/>
    </style:style>
    <style:style style:name="P21" style:family="paragraph" style:parent-style-name="Heading_20_1">
      <style:paragraph-properties fo:margin-left="0in" fo:margin-right="0in" fo:margin-top="0in" fo:margin-bottom="0.1965in" loext:contextual-spacing="false" fo:text-align="start" style:justify-single-word="false" fo:orphans="2" fo:widows="2" fo:text-indent="0in" style:auto-text-indent="false"/>
      <style:text-properties fo:font-variant="normal" fo:text-transform="none" fo:color="#292929" style:font-name="Regular Patch" fo:font-size="14pt" fo:letter-spacing="normal" fo:font-style="normal" fo:font-weight="bold" fo:background-color="#ffffff"/>
    </style:style>
    <style:style style:name="T1" style:family="text">
      <style:text-properties fo:font-variant="normal" fo:text-transform="none" fo:color="#b3ccff" style:font-name="Monaco" fo:font-size="14pt" fo:letter-spacing="normal" fo:font-style="normal" fo:font-weight="normal" fo:background-color="#201e2f" loext:char-shading-value="0" loext:padding="0in" loext:border="none"/>
    </style:style>
    <style:style style:name="T2" style:family="text">
      <style:text-properties fo:font-variant="normal" fo:text-transform="none" fo:color="#b3ccff" fo:font-size="14pt" fo:letter-spacing="normal" fo:font-style="normal" fo:font-weight="normal" fo:background-color="#201e2f" loext:char-shading-value="0" loext:padding="0in" loext:border="none"/>
    </style:style>
    <style:style style:name="T3" style:family="text">
      <style:text-properties fo:font-variant="normal" fo:text-transform="none" fo:color="#b3ccff" style:font-name="Ubuntu Mono" fo:font-size="14pt" fo:letter-spacing="normal" fo:font-style="normal" fo:font-weight="normal" fo:background-color="#201e2f" loext:char-shading-value="0" loext:padding="0in" loext:border="none"/>
    </style:style>
    <style:style style:name="T4" style:family="text">
      <style:text-properties fo:font-variant="normal" fo:text-transform="none" fo:color="#ffffff" style:font-name="Monaco" fo:font-size="14pt" fo:letter-spacing="normal" fo:font-style="normal" fo:font-weight="normal" fo:background-color="#201e2f" loext:char-shading-value="0" loext:padding="0in" loext:border="none"/>
    </style:style>
    <style:style style:name="T5" style:family="text">
      <style:text-properties fo:font-variant="normal" fo:text-transform="none" fo:color="#ffffff" fo:letter-spacing="normal" fo:background-color="#201e2f" loext:char-shading-value="0" loext:padding="0in" loext:border="none"/>
    </style:style>
    <style:style style:name="T6" style:family="text">
      <style:text-properties fo:font-variant="normal" fo:text-transform="none" fo:color="#ffffff" fo:font-size="14pt" fo:letter-spacing="normal" fo:font-style="normal" fo:font-weight="normal" fo:background-color="#201e2f" loext:char-shading-value="0" loext:padding="0in" loext:border="none"/>
    </style:style>
    <style:style style:name="T7" style:family="text">
      <style:text-properties fo:font-variant="normal" fo:text-transform="none" fo:color="#ffffff" style:font-name="Ubuntu Mono" fo:font-size="14pt" fo:letter-spacing="normal" fo:font-style="normal" fo:font-weight="normal" fo:background-color="#201e2f" loext:char-shading-value="0" loext:padding="0in" loext:border="none"/>
    </style:style>
    <style:style style:name="T8" style:family="text">
      <style:text-properties fo:font-variant="normal" fo:text-transform="none" fo:color="#ffffff" style:font-name="Ubuntu Mono" fo:letter-spacing="normal" fo:background-color="#201e2f" loext:char-shading-value="0" loext:padding="0in" loext:border="none"/>
    </style:style>
    <style:style style:name="T9" style:family="text">
      <style:text-properties fo:font-variant="normal" fo:text-transform="none" fo:color="#83fff5" style:font-name="Monaco" fo:font-size="14pt" fo:letter-spacing="normal" fo:font-style="normal" fo:font-weight="normal" fo:background-color="#201e2f" loext:char-shading-value="0" loext:padding="0in" loext:border="none"/>
    </style:style>
    <style:style style:name="T10" style:family="text">
      <style:text-properties fo:font-variant="normal" fo:text-transform="none" fo:color="#83fff5" fo:font-size="14pt" fo:letter-spacing="normal" fo:font-style="normal" fo:font-weight="normal" fo:background-color="#201e2f" loext:char-shading-value="0" loext:padding="0in" loext:border="none"/>
    </style:style>
    <style:style style:name="T11" style:family="text">
      <style:text-properties fo:font-variant="normal" fo:text-transform="none" fo:color="#83fff5" style:font-name="Ubuntu Mono" fo:font-size="14pt" fo:letter-spacing="normal" fo:font-style="normal" fo:font-weight="normal" fo:background-color="#201e2f" loext:char-shading-value="0" loext:padding="0in" loext:border="none"/>
    </style:style>
    <style:style style:name="T12" style:family="text">
      <style:text-properties fo:font-variant="normal" fo:text-transform="none" fo:color="#ffe083" style:font-name="Monaco" fo:font-size="14pt" fo:letter-spacing="normal" fo:font-style="normal" fo:font-weight="normal" fo:background-color="#201e2f" loext:char-shading-value="0" loext:padding="0in" loext:border="none"/>
    </style:style>
    <style:style style:name="T13" style:family="text">
      <style:text-properties fo:font-variant="normal" fo:text-transform="none" fo:color="#ffe083" fo:font-size="14pt" fo:letter-spacing="normal" fo:font-style="normal" fo:font-weight="normal" fo:background-color="#201e2f" loext:char-shading-value="0" loext:padding="0in" loext:border="none"/>
    </style:style>
    <style:style style:name="T14" style:family="text">
      <style:text-properties fo:font-variant="normal" fo:text-transform="none" fo:color="#ffe083" style:font-name="Ubuntu Mono" fo:font-size="14pt" fo:letter-spacing="normal" fo:font-style="normal" fo:font-weight="normal" fo:background-color="#201e2f" loext:char-shading-value="0" loext:padding="0in" loext:border="none"/>
    </style:style>
    <style:style style:name="T15" style:family="text">
      <style:text-properties fo:font-variant="normal" fo:text-transform="none" fo:color="#484848" style:font-name="Nunito Sans" fo:font-size="14pt" fo:letter-spacing="normal" fo:font-style="normal" fo:font-weight="normal"/>
    </style:style>
    <style:style style:name="T16" style:family="text">
      <style:text-properties fo:font-variant="normal" fo:text-transform="none" fo:color="#484848" style:font-name="Nunito Sans" fo:font-size="14pt" fo:letter-spacing="normal" fo:font-style="normal" fo:font-weight="normal" fo:background-color="#ffffff" loext:char-shading-value="0"/>
    </style:style>
    <style:style style:name="T17" style:family="text">
      <style:text-properties fo:font-variant="normal" fo:text-transform="none" fo:color="#484848" fo:font-size="14pt" fo:letter-spacing="normal" fo:font-style="normal" fo:font-weight="normal" fo:background-color="#ffffff" loext:char-shading-value="0"/>
    </style:style>
    <style:style style:name="T18" style:family="text">
      <style:text-properties fo:font-variant="normal" fo:text-transform="none" fo:color="#484848" style:font-name="Ubuntu Mono" fo:font-size="14pt" fo:letter-spacing="normal" fo:font-style="normal" fo:font-weight="normal" fo:background-color="#ffffff" loext:char-shading-value="0"/>
    </style:style>
    <style:style style:name="T19" style:family="text">
      <style:text-properties fo:font-variant="normal" fo:text-transform="none" fo:color="#15141f" style:font-name="Monaco" fo:font-size="14pt" fo:letter-spacing="normal" fo:font-style="normal" fo:font-weight="normal" fo:background-color="#dfe0e0" loext:char-shading-value="0" loext:padding="0in" loext:border="none"/>
    </style:style>
    <style:style style:name="T20" style:family="text">
      <style:text-properties fo:font-variant="normal" fo:text-transform="none" fo:color="#15141f" fo:font-size="14pt" fo:letter-spacing="normal" fo:font-style="normal" fo:font-weight="normal" fo:background-color="#dfe0e0" loext:char-shading-value="0" loext:padding="0in" loext:border="none"/>
    </style:style>
    <style:style style:name="T21" style:family="text">
      <style:text-properties fo:font-variant="normal" fo:text-transform="none" fo:color="#15141f" style:font-name="Ubuntu Mono" fo:font-size="14pt" fo:letter-spacing="normal" fo:font-style="normal" fo:font-weight="normal" fo:background-color="#dfe0e0" loext:char-shading-value="0" loext:padding="0in" loext:border="none"/>
    </style:style>
    <style:style style:name="T22" style:family="text">
      <style:text-properties fo:font-variant="normal" fo:text-transform="none" fo:color="#ff8973" style:font-name="Monaco" fo:font-size="14pt" fo:letter-spacing="normal" fo:font-style="normal" fo:font-weight="normal" fo:background-color="#201e2f" loext:char-shading-value="0" loext:padding="0in" loext:border="none"/>
    </style:style>
    <style:style style:name="T23" style:family="text">
      <style:text-properties fo:font-variant="normal" fo:text-transform="none" fo:color="#ff8973" fo:font-size="14pt" fo:letter-spacing="normal" fo:font-style="normal" fo:font-weight="normal" fo:background-color="#201e2f" loext:char-shading-value="0" loext:padding="0in" loext:border="none"/>
    </style:style>
    <style:style style:name="T24" style:family="text">
      <style:text-properties fo:font-variant="normal" fo:text-transform="none" fo:color="#ff8973" style:font-name="Ubuntu Mono" fo:font-size="14pt" fo:letter-spacing="normal" fo:font-style="normal" fo:font-weight="normal" fo:background-color="#201e2f" loext:char-shading-value="0" loext:padding="0in" loext:border="none"/>
    </style:style>
    <style:style style:name="T25" style:family="text">
      <style:text-properties fo:font-variant="normal" fo:text-transform="none" fo:color="#939598" style:font-name="Monaco" fo:font-size="14pt" fo:letter-spacing="normal" fo:font-style="normal" fo:font-weight="normal" fo:background-color="#201e2f" loext:char-shading-value="0" loext:padding="0in" loext:border="none"/>
    </style:style>
    <style:style style:name="T26" style:family="text">
      <style:text-properties fo:font-variant="normal" fo:text-transform="none" fo:color="#939598" fo:font-size="14pt" fo:letter-spacing="normal" fo:font-style="normal" fo:font-weight="normal" fo:background-color="#201e2f" loext:char-shading-value="0" loext:padding="0in" loext:border="none"/>
    </style:style>
    <style:style style:name="T27" style:family="text">
      <style:text-properties fo:font-variant="normal" fo:text-transform="none" fo:color="#939598" style:font-name="Ubuntu Mono" fo:font-size="14pt" fo:letter-spacing="normal" fo:font-style="normal" fo:font-weight="normal" fo:background-color="#201e2f" loext:char-shading-value="0" loext:padding="0in" loext:border="non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Factory Functions</text:h>
      <text:p text:style-name="P7"><text:span text:style-name="T15">So far we've been creating objects individually, but there are times where we want to create many instances of an object quickly. Here's where </text:span><text:span text:style-name="Emphasis"><text:span text:style-name="T15">factory functions</text:span></text:span><text:span text:style-name="T15"> come in. A real world factory manufactures multiple copies of an item quickly and on a massive scale. A factory function is a function that returns an object and can be reused to make multiple object instances. Factory functions can also have parameters allowing us to customize the object that gets returned.</text:span></text:p>
      <text:p text:style-name="P5">Let's say we wanted to create an object to represent monsters in JavaScript. There are many different types of monsters and we could go about making each monster individually but we can also use a factory function to make our lives easier. To achieve this diabolical plan of creating multiple monsters objects, we can use a factory function that has parameters:</text:p>
      <text:p text:style-name="P17"><text:span text:style-name="Source_20_Text"><text:span text:style-name="T1">const</text:span></text:span><text:span text:style-name="Source_20_Text"><text:span text:style-name="T4"> </text:span></text:span><text:span text:style-name="Source_20_Text"><text:span text:style-name="T1">monsterFactory</text:span></text:span><text:span text:style-name="Source_20_Text"><text:span text:style-name="T4"> = (</text:span></text:span><text:span text:style-name="Source_20_Text"><text:span text:style-name="T1">name</text:span></text:span><text:span text:style-name="Source_20_Text"><text:span text:style-name="T4">, </text:span></text:span><text:span text:style-name="Source_20_Text"><text:span text:style-name="T1">age</text:span></text:span><text:span text:style-name="Source_20_Text"><text:span text:style-name="T4">, </text:span></text:span><text:span text:style-name="Source_20_Text"><text:span text:style-name="T1">energySource</text:span></text:span><text:span text:style-name="Source_20_Text"><text:span text:style-name="T4">, </text:span></text:span><text:span text:style-name="Source_20_Text"><text:span text:style-name="T1">catchPhrase</text:span></text:span><text:span text:style-name="Source_20_Text"><text:span text:style-name="T4">) =&gt; {</text:span></text:span></text:p>
      <text:p text:style-name="P18"><text:span text:style-name="Source_20_Text"><text:span text:style-name="T5"><text:s text:c="2"/></text:span></text:span><text:span text:style-name="Source_20_Text"><text:span text:style-name="T1">return</text:span></text:span><text:span text:style-name="Source_20_Text"><text:span text:style-name="T4"> { </text:span></text:span></text:p>
      <text:p text:style-name="P18"><text:span text:style-name="Source_20_Text"><text:span text:style-name="T5"><text:s text:c="4"/></text:span></text:span><text:span text:style-name="Source_20_Text"><text:span text:style-name="T9">name</text:span></text:span><text:span text:style-name="Source_20_Text"><text:span text:style-name="T4">: </text:span></text:span><text:span text:style-name="Source_20_Text"><text:span text:style-name="T22">name</text:span></text:span><text:span text:style-name="Source_20_Text"><text:span text:style-name="T4">,</text:span></text:span></text:p>
      <text:p text:style-name="P18"><text:span text:style-name="Source_20_Text"><text:span text:style-name="T5"><text:s text:c="4"/></text:span></text:span><text:span text:style-name="Source_20_Text"><text:span text:style-name="T9">age</text:span></text:span><text:span text:style-name="Source_20_Text"><text:span text:style-name="T4">: </text:span></text:span><text:span text:style-name="Source_20_Text"><text:span text:style-name="T22">age</text:span></text:span><text:span text:style-name="Source_20_Text"><text:span text:style-name="T4">, </text:span></text:span></text:p>
      <text:p text:style-name="P18"><text:span text:style-name="Source_20_Text"><text:span text:style-name="T5"><text:s text:c="4"/></text:span></text:span><text:span text:style-name="Source_20_Text"><text:span text:style-name="T9">energySource</text:span></text:span><text:span text:style-name="Source_20_Text"><text:span text:style-name="T4">: </text:span></text:span><text:span text:style-name="Source_20_Text"><text:span text:style-name="T22">energySource</text:span></text:span><text:span text:style-name="Source_20_Text"><text:span text:style-name="T4">,</text:span></text:span></text:p>
      <text:p text:style-name="P18"><text:span text:style-name="Source_20_Text"><text:span text:style-name="T5"><text:s text:c="4"/></text:span></text:span><text:span text:style-name="Source_20_Text"><text:span text:style-name="T9">scare</text:span></text:span><text:span text:style-name="Source_20_Text"><text:span text:style-name="T4">() {</text:span></text:span></text:p>
      <text:p text:style-name="P18"><text:span text:style-name="Source_20_Text"><text:span text:style-name="T5"><text:s text:c="6"/></text:span></text:span><text:span text:style-name="Source_20_Text"><text:span text:style-name="T22">console</text:span></text:span><text:span text:style-name="Source_20_Text"><text:span text:style-name="T4">.</text:span></text:span><text:span text:style-name="Source_20_Text"><text:span text:style-name="T9">log</text:span></text:span><text:span text:style-name="Source_20_Text"><text:span text:style-name="T4">(</text:span></text:span><text:span text:style-name="Source_20_Text"><text:span text:style-name="T22">catchPhrase</text:span></text:span><text:span text:style-name="Source_20_Text"><text:span text:style-name="T4">);</text:span></text:span></text:p>
      <text:p text:style-name="P18"><text:span text:style-name="Source_20_Text"><text:span text:style-name="T5"><text:s text:c="4"/></text:span></text:span><text:span text:style-name="Source_20_Text"><text:span text:style-name="T4">} </text:span></text:span></text:p>
      <text:p text:style-name="P18"><text:span text:style-name="Source_20_Text"><text:span text:style-name="T5"><text:s text:c="2"/></text:span></text:span><text:span text:style-name="Source_20_Text"><text:span text:style-name="T4">}</text:span></text:span></text:p>
      <text:p text:style-name="P18"><text:span text:style-name="Source_20_Text"><text:span text:style-name="T4">};</text:span></text:span></text:p>
      <text:p text:style-name="P8"><text:span text:style-name="T15">In the </text:span><text:span text:style-name="Source_20_Text"><text:span text:style-name="T19">monsterFactory</text:span></text:span><text:span text:style-name="T15"> function above, it has four parameters and returns an object that has the properties: </text:span><text:span text:style-name="Source_20_Text"><text:span text:style-name="T19">name</text:span></text:span><text:span text:style-name="T15">, </text:span><text:span text:style-name="Source_20_Text"><text:span text:style-name="T19">age</text:span></text:span><text:span text:style-name="T15">, </text:span><text:span text:style-name="Source_20_Text"><text:span text:style-name="T19">energySource</text:span></text:span><text:span text:style-name="T15">, and </text:span><text:span text:style-name="Source_20_Text"><text:span text:style-name="T19">scare()</text:span></text:span><text:span text:style-name="T15">. To make an object that represents a specific monster like </text:span><text:soft-page-break/><text:span text:style-name="T15">a ghost, we can call </text:span><text:span text:style-name="Source_20_Text"><text:span text:style-name="T19">monsterFactory</text:span></text:span><text:span text:style-name="T15"> with the necessary arguments and assign the return value to a variable:</text:span></text:p>
      <text:p text:style-name="P17"><text:span text:style-name="Source_20_Text"><text:span text:style-name="T1">const</text:span></text:span><text:span text:style-name="Source_20_Text"><text:span text:style-name="T4"> </text:span></text:span><text:span text:style-name="Source_20_Text"><text:span text:style-name="T1">ghost</text:span></text:span><text:span text:style-name="Source_20_Text"><text:span text:style-name="T4"> = </text:span></text:span><text:span text:style-name="Source_20_Text"><text:span text:style-name="T22">monsterFactory</text:span></text:span><text:span text:style-name="Source_20_Text"><text:span text:style-name="T4">(</text:span></text:span><text:span text:style-name="Source_20_Text"><text:span text:style-name="T12">'Ghouly'</text:span></text:span><text:span text:style-name="Source_20_Text"><text:span text:style-name="T4">, </text:span></text:span><text:span text:style-name="Source_20_Text"><text:span text:style-name="T22">251</text:span></text:span><text:span text:style-name="Source_20_Text"><text:span text:style-name="T4">, </text:span></text:span><text:span text:style-name="Source_20_Text"><text:span text:style-name="T12">'ectoplasm'</text:span></text:span><text:span text:style-name="Source_20_Text"><text:span text:style-name="T4">, </text:span></text:span><text:span text:style-name="Source_20_Text"><text:span text:style-name="T12">'BOO!'</text:span></text:span><text:span text:style-name="Source_20_Text"><text:span text:style-name="T4">);</text:span></text:span></text:p>
      <text:p text:style-name="P18"><text:span text:style-name="Source_20_Text"><text:span text:style-name="T22">ghost</text:span></text:span><text:span text:style-name="Source_20_Text"><text:span text:style-name="T4">.</text:span></text:span><text:span text:style-name="Source_20_Text"><text:span text:style-name="T9">scare</text:span></text:span><text:span text:style-name="Source_20_Text"><text:span text:style-name="T4">(); </text:span></text:span><text:span text:style-name="Source_20_Text"><text:span text:style-name="T25">// 'BOO!'</text:span></text:span></text:p>
      <text:p text:style-name="P8"><text:span text:style-name="T15">Now we have a </text:span><text:span text:style-name="Source_20_Text"><text:span text:style-name="T19">ghost</text:span></text:span><text:span text:style-name="T15"> object as a result of calling </text:span><text:span text:style-name="Source_20_Text"><text:span text:style-name="T19">monsterFactory()</text:span></text:span><text:span text:style-name="T15"> with the needed arguments. With </text:span><text:span text:style-name="Source_20_Text"><text:span text:style-name="T19">monsterFactory</text:span></text:span><text:span text:style-name="T15"> in place, we don't have to create an object literal every time we need a new monster. Instead, we can invoke the </text:span><text:span text:style-name="Source_20_Text"><text:span text:style-name="T19">monsterFactory</text:span></text:span><text:span text:style-name="T15"> function with the necessary arguments to </text:span><text:span text:style-name="del"><text:span text:style-name="T15">take over the world</text:span></text:span><text:span text:style-name="T15"> make a monster for us!</text:span></text:p>
      <text:p text:style-name="P2"/>
      <text:p text:style-name="P2">ADVANCED OBJECTS</text:p>
      <text:h text:style-name="P20" text:outline-level="1">Destructured Assignment</text:h>
      <text:p text:style-name="P6">We often want to extract key-value pairs from objects and save them as properties. Take for example the following object:</text:p>
      <text:p text:style-name="P17"><text:span text:style-name="Source_20_Text"><text:span text:style-name="T3">const</text:span></text:span><text:span text:style-name="Source_20_Text"><text:span text:style-name="T7"> </text:span></text:span><text:span text:style-name="Source_20_Text"><text:span text:style-name="T3">vampire</text:span></text:span><text:span text:style-name="Source_20_Text"><text:span text:style-name="T7"> = {</text:span></text:span></text:p>
      <text:p text:style-name="P18"><text:span text:style-name="Source_20_Text"><text:span text:style-name="T8"><text:s text:c="2"/></text:span></text:span><text:span text:style-name="Source_20_Text"><text:span text:style-name="T11">name</text:span></text:span><text:span text:style-name="Source_20_Text"><text:span text:style-name="T7">: </text:span></text:span><text:span text:style-name="Source_20_Text"><text:span text:style-name="T14">'Dracula'</text:span></text:span><text:span text:style-name="Source_20_Text"><text:span text:style-name="T7">,</text:span></text:span></text:p>
      <text:p text:style-name="P18"><text:span text:style-name="Source_20_Text"><text:span text:style-name="T8"><text:s text:c="2"/></text:span></text:span><text:span text:style-name="Source_20_Text"><text:span text:style-name="T11">residence</text:span></text:span><text:span text:style-name="Source_20_Text"><text:span text:style-name="T7">: </text:span></text:span><text:span text:style-name="Source_20_Text"><text:span text:style-name="T14">'Transylvania'</text:span></text:span><text:span text:style-name="Source_20_Text"><text:span text:style-name="T7">,</text:span></text:span></text:p>
      <text:p text:style-name="P18"><text:span text:style-name="Source_20_Text"><text:span text:style-name="T8"><text:s text:c="2"/></text:span></text:span><text:span text:style-name="Source_20_Text"><text:span text:style-name="T11">preferences</text:span></text:span><text:span text:style-name="Source_20_Text"><text:span text:style-name="T7">: {</text:span></text:span></text:p>
      <text:p text:style-name="P18"><text:span text:style-name="Source_20_Text"><text:span text:style-name="T8"><text:s text:c="4"/></text:span></text:span><text:span text:style-name="Source_20_Text"><text:span text:style-name="T11">day</text:span></text:span><text:span text:style-name="Source_20_Text"><text:span text:style-name="T7">: </text:span></text:span><text:span text:style-name="Source_20_Text"><text:span text:style-name="T14">'stay inside'</text:span></text:span><text:span text:style-name="Source_20_Text"><text:span text:style-name="T7">,</text:span></text:span></text:p>
      <text:p text:style-name="P18"><text:span text:style-name="Source_20_Text"><text:span text:style-name="T8"><text:s text:c="4"/></text:span></text:span><text:span text:style-name="Source_20_Text"><text:span text:style-name="T11">night</text:span></text:span><text:span text:style-name="Source_20_Text"><text:span text:style-name="T7">: </text:span></text:span><text:span text:style-name="Source_20_Text"><text:span text:style-name="T14">'satisfy appetite'</text:span></text:span></text:p>
      <text:p text:style-name="P18"><text:span text:style-name="Source_20_Text"><text:span text:style-name="T8"><text:s text:c="2"/></text:span></text:span><text:span text:style-name="Source_20_Text"><text:span text:style-name="T7">}</text:span></text:span></text:p>
      <text:p text:style-name="P18"><text:span text:style-name="Source_20_Text"><text:span text:style-name="T7">};</text:span></text:span></text:p>
      <text:p text:style-name="P18"><text:span text:style-name="Source_20_Text"><text:span text:style-name="T7"/></text:span></text:p>
      <text:p text:style-name="P8"><text:span text:style-name="T18">If we wanted to extract the </text:span><text:span text:style-name="Source_20_Text"><text:span text:style-name="T21">residence</text:span></text:span><text:span text:style-name="T18"> property as a variable, we could using the following code:</text:span></text:p>
      <text:p text:style-name="P17"><text:span text:style-name="Source_20_Text"><text:span text:style-name="T3">const</text:span></text:span><text:span text:style-name="Source_20_Text"><text:span text:style-name="T7"> </text:span></text:span><text:span text:style-name="Source_20_Text"><text:span text:style-name="T3">residence</text:span></text:span><text:span text:style-name="Source_20_Text"><text:span text:style-name="T7"> = </text:span></text:span><text:span text:style-name="Source_20_Text"><text:span text:style-name="T24">vampire</text:span></text:span><text:span text:style-name="Source_20_Text"><text:span text:style-name="T7">.</text:span></text:span><text:span text:style-name="Source_20_Text"><text:span text:style-name="T11">residence</text:span></text:span><text:span text:style-name="Source_20_Text"><text:span text:style-name="T7">; </text:span></text:span></text:p>
      <text:p text:style-name="P18"><text:span text:style-name="Source_20_Text"><text:span text:style-name="T24">console</text:span></text:span><text:span text:style-name="Source_20_Text"><text:span text:style-name="T7">.</text:span></text:span><text:span text:style-name="Source_20_Text"><text:span text:style-name="T11">log</text:span></text:span><text:span text:style-name="Source_20_Text"><text:span text:style-name="T7">(</text:span></text:span><text:span text:style-name="Source_20_Text"><text:span text:style-name="T24">residence</text:span></text:span><text:span text:style-name="Source_20_Text"><text:span text:style-name="T7">); </text:span></text:span><text:span text:style-name="Source_20_Text"><text:span text:style-name="T27">// Prints 'Transylvania'</text:span></text:span></text:p>
      <text:p text:style-name="P8"><text:span text:style-name="T18">However, we can also take advantage of a destructuring technique called </text:span><text:span text:style-name="Emphasis"><text:span text:style-name="T18">destructured assignment</text:span></text:span><text:span text:style-name="T18">to save ourselves some keystrokes. In destructured assignment we create a variable with the name of an </text:span><text:soft-page-break/><text:span text:style-name="T18">object's key that is wrapped in curly braces </text:span><text:span text:style-name="Source_20_Text"><text:span text:style-name="T21">{ }</text:span></text:span><text:span text:style-name="T18"> and assign to it the object. Take a look at the example below:</text:span></text:p>
      <text:p text:style-name="P17"><text:span text:style-name="Source_20_Text"><text:span text:style-name="T3">const</text:span></text:span><text:span text:style-name="Source_20_Text"><text:span text:style-name="T7"> { </text:span></text:span><text:span text:style-name="Source_20_Text"><text:span text:style-name="T3">residence</text:span></text:span><text:span text:style-name="Source_20_Text"><text:span text:style-name="T7"> } = </text:span></text:span><text:span text:style-name="Source_20_Text"><text:span text:style-name="T24">vampire</text:span></text:span><text:span text:style-name="Source_20_Text"><text:span text:style-name="T7">; </text:span></text:span></text:p>
      <text:p text:style-name="P18"><text:span text:style-name="Source_20_Text"><text:span text:style-name="T24">console</text:span></text:span><text:span text:style-name="Source_20_Text"><text:span text:style-name="T7">.</text:span></text:span><text:span text:style-name="Source_20_Text"><text:span text:style-name="T11">log</text:span></text:span><text:span text:style-name="Source_20_Text"><text:span text:style-name="T7">(</text:span></text:span><text:span text:style-name="Source_20_Text"><text:span text:style-name="T24">residence</text:span></text:span><text:span text:style-name="Source_20_Text"><text:span text:style-name="T7">); </text:span></text:span><text:span text:style-name="Source_20_Text"><text:span text:style-name="T27">// Prints 'Transylvania'</text:span></text:span></text:p>
      <text:p text:style-name="P8"><text:span text:style-name="T18">Look back at the </text:span><text:span text:style-name="Source_20_Text"><text:span text:style-name="T21">vampire</text:span></text:span><text:span text:style-name="T18"> object's properties in the first code example. Then, in the example above, we declare a new variable </text:span><text:span text:style-name="Source_20_Text"><text:span text:style-name="T21">residence</text:span></text:span><text:span text:style-name="T18"> that extracts the value of the </text:span><text:span text:style-name="Source_20_Text"><text:span text:style-name="T21">residence</text:span></text:span><text:span text:style-name="T18"> property of </text:span><text:span text:style-name="Source_20_Text"><text:span text:style-name="T21">vampire</text:span></text:span><text:span text:style-name="T18">. When we log the value of </text:span><text:span text:style-name="Source_20_Text"><text:span text:style-name="T21">residence</text:span></text:span><text:span text:style-name="T18"> to the console, </text:span><text:span text:style-name="Source_20_Text"><text:span text:style-name="T21">'Transylvania'</text:span></text:span><text:span text:style-name="T18"> is printed.</text:span></text:p>
      <text:p text:style-name="P6">We can even use destructured assignment to grab nested properties of an object:</text:p>
      <text:p text:style-name="P17"><text:span text:style-name="Source_20_Text"><text:span text:style-name="T3">const</text:span></text:span><text:span text:style-name="Source_20_Text"><text:span text:style-name="T7"> { </text:span></text:span><text:span text:style-name="Source_20_Text"><text:span text:style-name="T3">day</text:span></text:span><text:span text:style-name="Source_20_Text"><text:span text:style-name="T7"> } = </text:span></text:span><text:span text:style-name="Source_20_Text"><text:span text:style-name="T24">vampire</text:span></text:span><text:span text:style-name="Source_20_Text"><text:span text:style-name="T7">.</text:span></text:span><text:span text:style-name="Source_20_Text"><text:span text:style-name="T11">preferences</text:span></text:span><text:span text:style-name="Source_20_Text"><text:span text:style-name="T7">; </text:span></text:span></text:p>
      <text:p text:style-name="P18"><text:span text:style-name="Source_20_Text"><text:span text:style-name="T24">console</text:span></text:span><text:span text:style-name="Source_20_Text"><text:span text:style-name="T7">.</text:span></text:span><text:span text:style-name="Source_20_Text"><text:span text:style-name="T11">log</text:span></text:span><text:span text:style-name="Source_20_Text"><text:span text:style-name="T7">(</text:span></text:span><text:span text:style-name="Source_20_Text"><text:span text:style-name="T24">day</text:span></text:span><text:span text:style-name="Source_20_Text"><text:span text:style-name="T7">); </text:span></text:span><text:span text:style-name="Source_20_Text"><text:span text:style-name="T27">// Prints 'stay inside'</text:span></text:span></text:p>
      <text:p text:style-name="P10"/>
      <text:h text:style-name="P19" text:outline-level="1">Review</text:h>
      <text:p text:style-name="P4">Congratulations on finishing Advanced Objects!</text:p>
      <text:p text:style-name="P4">Let's review the concepts covered in this lesson:</text:p>
      <text:list xml:id="list3611215630" text:style-name="L1">
        <text:list-item>
          <text:p text:style-name="P14"><text:span text:style-name="T16">The object that a method belongs to is called the </text:span><text:span text:style-name="Emphasis"><text:span text:style-name="T16">calling object</text:span></text:span><text:span text:style-name="T16">.</text:span></text:p>
        </text:list-item>
        <text:list-item>
          <text:p text:style-name="P11"><text:span text:style-name="T16">The </text:span><text:span text:style-name="Source_20_Text"><text:span text:style-name="T19">this</text:span></text:span><text:span text:style-name="T16"> keyword refers the calling object and can be used to access properties of the calling object.</text:span></text:p>
        </text:list-item>
        <text:list-item>
          <text:p text:style-name="P15">Methods do not automatically have access to other internal properties of the calling object.</text:p>
        </text:list-item>
        <text:list-item>
          <text:p text:style-name="P11"><text:span text:style-name="T16">The value of </text:span><text:span text:style-name="Source_20_Text"><text:span text:style-name="T19">this</text:span></text:span><text:span text:style-name="T16"> depends on where the </text:span><text:span text:style-name="Source_20_Text"><text:span text:style-name="T19">this</text:span></text:span><text:span text:style-name="T16"> is being accessed from.</text:span></text:p>
        </text:list-item>
        <text:list-item>
          <text:p text:style-name="P15">We cannot use arrow functions as methods if we want to access other internal properties.</text:p>
        </text:list-item>
        <text:list-item>
          <text:p text:style-name="P15">JavaScript objects do not have built-in privacy, rather there are conventions to follow to notify other developers about the intent of the code.</text:p>
        </text:list-item>
        <text:list-item>
          <text:p text:style-name="P15"><text:soft-page-break/>The usage of an underscore before a property name means that the original developer did not intend for that property to be directly changed.</text:p>
        </text:list-item>
        <text:list-item>
          <text:p text:style-name="P15">Setters and getter methods allow for more detailed ways of accessing and assigning properties.</text:p>
        </text:list-item>
        <text:list-item>
          <text:p text:style-name="P15">Factory functions allow us to create object instances quickly and repeatedly.</text:p>
        </text:list-item>
        <text:list-item>
          <text:p text:style-name="P15">There are different ways to use object destructuring: one way is the property value shorthand and another is destructured assignment.</text:p>
        </text:list-item>
        <text:list-item>
          <text:p text:style-name="P15">As with any concept, it is a good skill to learn how to use the documentation with objects!</text:p>
        </text:list-item>
      </text:list>
      <text:p text:style-name="P13">You're ready to start leveraging more elegant code for creating and accessing objects in your code!</text:p>
      <text:p text:style-name="P9"/>
      <text:p text:style-name="P1"/>
      <text:p text:style-name="P3">If you want to challenge yourself:</text:p>
      <text:list xml:id="list111882555" text:style-name="L2">
        <text:list-item>
          <text:p text:style-name="P12"><text:span text:style-name="T16">Find the value of </text:span><text:span text:style-name="Source_20_Text"><text:span text:style-name="T19">this</text:span></text:span><text:span text:style-name="T16"> in a function inside of a method.</text:span></text:p>
        </text:list-item>
        <text:list-item>
          <text:p text:style-name="P16">Learn the outcome of using a property that has the exact same name as a setter/getter method.</text:p>
        </text:list-item>
        <text:list-item>
          <text:p text:style-name="P16">Create a new factory function that can create object instances of your choice.</text:p>
        </text:list-item>
        <text:list-item>
          <text:p text:style-name="P16">Read documentation on other destructuring techniques and apply it to your code.</text:p>
        </text:list-item>
        <text:list-item>
          <text:p text:style-name="P16">Try out other built-in object methods and learn what they do.</text:p>
        </text:list-item>
      </text:list>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Droid Sans Mono', Consolas, monospace"/>
    <style:font-face style:name="Nunito Sans" svg:font-family="'Nunito Sans', apple-system, BlinkMacSystemFont, 'Segoe UI', Roboto, Ubuntu, Cantarell, 'Fira Sans', 'Droid Sans', 'Helvetica Neue', sans-serif"/>
    <style:font-face style:name="Regular Patch" svg:font-family="'Regular Patch', 'Regular Bold', 'Nunito Sans', apple-system, BlinkMacSystemFont, 'Segoe UI', Roboto, Ubuntu, Cantarell, 'Fira Sans', 'Droid Sans', 'Helvetica Neue', sans-serif"/>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28:47.893363543</meta:creation-date>
    <dc:date>2018-11-25T18:57:31.150743322</dc:date>
    <meta:editing-duration>PT1H28M45S</meta:editing-duration>
    <meta:editing-cycles>5</meta:editing-cycles>
    <meta:generator>LibreOffice/6.0.6.2$Linux_X86_64 LibreOffice_project/00m0$Build-2</meta:generator>
    <meta:document-statistic meta:table-count="0" meta:image-count="0" meta:object-count="0" meta:page-count="4" meta:paragraph-count="59" meta:word-count="778" meta:character-count="4772" meta:non-whitespace-character-count="4017"/>
  </office:meta>
</office:document-meta>
</file>